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 Neue" svg:font-family="'Helvetica Neue', Arial, sans-serif"/>
    <style:font-face style:name="Helvetica" svg:font-family="Helvetica, arial, freesans, clean, sans-serif"/>
    <style:font-face style:name="Mangal1" svg:font-family="Mangal"/>
    <style:font-face style:name="Menlo" svg:font-family="Menlo, Monaco, 'Courier New', monospace"/>
    <style:font-face style:name="andale mono" svg:font-family="'andale mono', 'lucida console', monospace"/>
    <style:font-face style:name="arial" svg:font-family="arial, sans-serif"/>
    <style:font-face style:name="consolas" svg:font-family="consolas, 'andale mono', 'lucida console', monospace"/>
    <style:font-face style:name="normal Verdana" svg:font-family="'normal Verdana', Tahoma, sans-serif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1482" officeooo:paragraph-rsid="00101482"/>
    </style:style>
    <style:style style:name="P2" style:family="paragraph" style:parent-style-name="Standard">
      <style:text-properties fo:language="ru" fo:country="RU" officeooo:rsid="0010bccd" officeooo:paragraph-rsid="0010bccd"/>
    </style:style>
    <style:style style:name="P3" style:family="paragraph" style:parent-style-name="Standard">
      <style:text-properties fo:language="ru" fo:country="RU" officeooo:rsid="00120d95" officeooo:paragraph-rsid="00120d95"/>
    </style:style>
    <style:style style:name="P4" style:family="paragraph" style:parent-style-name="Standard">
      <style:text-properties fo:language="ru" fo:country="RU" officeooo:rsid="0015cf24" officeooo:paragraph-rsid="001a0fa7"/>
    </style:style>
    <style:style style:name="P5" style:family="paragraph" style:parent-style-name="Standard">
      <style:text-properties fo:language="ru" fo:country="RU" officeooo:rsid="0015cf24" officeooo:paragraph-rsid="001c01c3"/>
    </style:style>
    <style:style style:name="P6" style:family="paragraph" style:parent-style-name="Standard">
      <style:text-properties fo:language="ru" fo:country="RU" fo:font-weight="bold" officeooo:rsid="00101482" officeooo:paragraph-rsid="00101482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5cf24" officeooo:paragraph-rsid="0015cf24" style:font-weight-asian="bold" style:font-weight-complex="bold"/>
    </style:style>
    <style:style style:name="P8" style:family="paragraph" style:parent-style-name="Standard">
      <style:text-properties fo:language="ru" fo:country="RU" officeooo:rsid="00243730" officeooo:paragraph-rsid="00243730"/>
    </style:style>
    <style:style style:name="P9" style:family="paragraph" style:parent-style-name="Standard">
      <style:text-properties fo:language="ru" fo:country="RU" officeooo:rsid="0025f55f" officeooo:paragraph-rsid="0025f55f"/>
    </style:style>
    <style:style style:name="P10" style:family="paragraph" style:parent-style-name="Standard">
      <style:text-properties fo:language="ru" fo:country="RU" officeooo:rsid="003f7cd1" officeooo:paragraph-rsid="003f7cd1"/>
    </style:style>
    <style:style style:name="P11" style:family="paragraph" style:parent-style-name="Standard">
      <style:text-properties fo:language="ru" fo:country="RU" officeooo:rsid="003f7cd1" officeooo:paragraph-rsid="003f9062"/>
    </style:style>
    <style:style style:name="P12" style:family="paragraph" style:parent-style-name="Standard">
      <style:text-properties fo:language="ru" fo:country="RU" officeooo:rsid="004ee51a" officeooo:paragraph-rsid="004ee51a"/>
    </style:style>
    <style:style style:name="P13" style:family="paragraph" style:parent-style-name="Standard">
      <style:text-properties fo:language="ru" fo:country="RU" officeooo:rsid="004fa761" officeooo:paragraph-rsid="004fa761"/>
    </style:style>
    <style:style style:name="P14" style:family="paragraph" style:parent-style-name="Standard">
      <style:text-properties fo:language="ru" fo:country="RU" officeooo:rsid="00513f46" officeooo:paragraph-rsid="00513f46"/>
    </style:style>
    <style:style style:name="P15" style:family="paragraph" style:parent-style-name="Standard">
      <style:text-properties fo:language="ru" fo:country="RU" officeooo:rsid="00522df0" officeooo:paragraph-rsid="00522df0"/>
    </style:style>
    <style:style style:name="P16" style:family="paragraph" style:parent-style-name="Standard">
      <style:text-properties fo:language="ru" fo:country="RU" officeooo:rsid="0053a9ae" officeooo:paragraph-rsid="0053a9ae"/>
    </style:style>
    <style:style style:name="P17" style:family="paragraph" style:parent-style-name="Standard">
      <style:text-properties fo:language="ru" fo:country="RU" officeooo:rsid="0053b936" officeooo:paragraph-rsid="0053b936"/>
    </style:style>
    <style:style style:name="P18" style:family="paragraph" style:parent-style-name="Standard">
      <style:text-properties fo:language="ru" fo:country="RU" officeooo:rsid="0053b936" officeooo:paragraph-rsid="00549db2"/>
    </style:style>
    <style:style style:name="P19" style:family="paragraph" style:parent-style-name="Standard">
      <style:text-properties fo:language="ru" fo:country="RU" officeooo:rsid="00549db2" officeooo:paragraph-rsid="00549db2"/>
    </style:style>
    <style:style style:name="P20" style:family="paragraph" style:parent-style-name="Standard">
      <style:text-properties fo:language="ru" fo:country="RU" officeooo:rsid="0057186b" officeooo:paragraph-rsid="0057186b"/>
    </style:style>
    <style:style style:name="P21" style:family="paragraph" style:parent-style-name="Standard">
      <style:text-properties fo:language="ru" fo:country="RU" officeooo:rsid="005a5819" officeooo:paragraph-rsid="005a5819"/>
    </style:style>
    <style:style style:name="P22" style:family="paragraph" style:parent-style-name="Standard">
      <style:text-properties fo:language="ru" fo:country="RU" officeooo:rsid="005a5819" officeooo:paragraph-rsid="005f7d03"/>
    </style:style>
    <style:style style:name="P23" style:family="paragraph" style:parent-style-name="Standard">
      <style:text-properties fo:language="ru" fo:country="RU" officeooo:rsid="005e3e50" officeooo:paragraph-rsid="005e3e50"/>
    </style:style>
    <style:style style:name="P24" style:family="paragraph" style:parent-style-name="Standard">
      <style:text-properties fo:language="ru" fo:country="RU" officeooo:rsid="005e3e50" officeooo:paragraph-rsid="005e5c97"/>
    </style:style>
    <style:style style:name="P25" style:family="paragraph" style:parent-style-name="Standard">
      <style:text-properties fo:language="ru" fo:country="RU" officeooo:rsid="005e5c97" officeooo:paragraph-rsid="005e5c97"/>
    </style:style>
    <style:style style:name="P26" style:family="paragraph" style:parent-style-name="Standard">
      <style:text-properties fo:language="ru" fo:country="RU" officeooo:rsid="0062b581" officeooo:paragraph-rsid="0062b581"/>
    </style:style>
    <style:style style:name="P27" style:family="paragraph" style:parent-style-name="Standard">
      <style:text-properties fo:language="ru" fo:country="RU" officeooo:rsid="00656ddf" officeooo:paragraph-rsid="00656ddf"/>
    </style:style>
    <style:style style:name="P28" style:family="paragraph" style:parent-style-name="Standard">
      <style:text-properties fo:language="ru" fo:country="RU" officeooo:rsid="00664c60" officeooo:paragraph-rsid="00656ddf"/>
    </style:style>
    <style:style style:name="P29" style:family="paragraph" style:parent-style-name="Standard">
      <style:text-properties fo:language="ru" fo:country="RU" officeooo:rsid="00664c60" officeooo:paragraph-rsid="00664c60"/>
    </style:style>
    <style:style style:name="P30" style:family="paragraph" style:parent-style-name="Standard">
      <style:text-properties fo:language="en" fo:country="US" officeooo:rsid="001da151" officeooo:paragraph-rsid="001da151"/>
    </style:style>
    <style:style style:name="P31" style:family="paragraph" style:parent-style-name="Standard">
      <style:text-properties fo:language="en" fo:country="US" officeooo:rsid="001da151" officeooo:paragraph-rsid="0044334e"/>
    </style:style>
    <style:style style:name="P32" style:family="paragraph" style:parent-style-name="Standard">
      <style:text-properties fo:language="en" fo:country="US" officeooo:rsid="001da151" officeooo:paragraph-rsid="0049a4b5"/>
    </style:style>
    <style:style style:name="P33" style:family="paragraph" style:parent-style-name="Standard">
      <style:text-properties fo:language="en" fo:country="US" fo:font-weight="bold" officeooo:rsid="001da151" officeooo:paragraph-rsid="001da151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2006bd" officeooo:paragraph-rsid="002006bd" style:font-weight-asian="bold" style:font-weight-complex="bold"/>
    </style:style>
    <style:style style:name="P35" style:family="paragraph" style:parent-style-name="Standard">
      <style:text-properties fo:language="en" fo:country="US" officeooo:rsid="0021d640" officeooo:paragraph-rsid="0021d640"/>
    </style:style>
    <style:style style:name="P36" style:family="paragraph" style:parent-style-name="Standard">
      <style:text-properties fo:language="en" fo:country="US" officeooo:rsid="002348f9" officeooo:paragraph-rsid="002348f9"/>
    </style:style>
    <style:style style:name="P37" style:family="paragraph" style:parent-style-name="Standard">
      <style:text-properties fo:language="en" fo:country="US" officeooo:rsid="002348f9" officeooo:paragraph-rsid="0023c4e1"/>
    </style:style>
    <style:style style:name="P38" style:family="paragraph" style:parent-style-name="Standard">
      <style:text-properties fo:language="en" fo:country="US" officeooo:rsid="00248cb5" officeooo:paragraph-rsid="00248cb5"/>
    </style:style>
    <style:style style:name="P39" style:family="paragraph" style:parent-style-name="Standard">
      <style:text-properties fo:language="en" fo:country="US" officeooo:rsid="0027400b" officeooo:paragraph-rsid="0027400b"/>
    </style:style>
    <style:style style:name="P40" style:family="paragraph" style:parent-style-name="Standard">
      <style:text-properties fo:language="en" fo:country="US" officeooo:rsid="00281c79" officeooo:paragraph-rsid="00281c79"/>
    </style:style>
    <style:style style:name="P41" style:family="paragraph" style:parent-style-name="Standard">
      <style:text-properties fo:language="en" fo:country="US" officeooo:rsid="002930a7" officeooo:paragraph-rsid="002930a7"/>
    </style:style>
    <style:style style:name="P42" style:family="paragraph" style:parent-style-name="Standard">
      <style:text-properties fo:language="en" fo:country="US" officeooo:rsid="002930a7" officeooo:paragraph-rsid="00373669"/>
    </style:style>
    <style:style style:name="P43" style:family="paragraph" style:parent-style-name="Standard">
      <style:text-properties fo:language="en" fo:country="US" officeooo:rsid="002c6a7a" officeooo:paragraph-rsid="002e4635"/>
    </style:style>
    <style:style style:name="P44" style:family="paragraph" style:parent-style-name="Standard">
      <style:text-properties fo:language="en" fo:country="US" officeooo:rsid="002e4635" officeooo:paragraph-rsid="002e4635"/>
    </style:style>
    <style:style style:name="P45" style:family="paragraph" style:parent-style-name="Standard">
      <style:text-properties fo:language="en" fo:country="US" officeooo:rsid="002ffa91" officeooo:paragraph-rsid="002ffa91"/>
    </style:style>
    <style:style style:name="P46" style:family="paragraph" style:parent-style-name="Standard">
      <style:text-properties fo:language="en" fo:country="US" officeooo:rsid="00302f28" officeooo:paragraph-rsid="00302f28"/>
    </style:style>
    <style:style style:name="P47" style:family="paragraph" style:parent-style-name="Standard">
      <style:text-properties fo:language="en" fo:country="US" officeooo:rsid="00302f28" officeooo:paragraph-rsid="00367a31"/>
    </style:style>
    <style:style style:name="P48" style:family="paragraph" style:parent-style-name="Standard">
      <style:text-properties fo:language="en" fo:country="US" officeooo:rsid="0032f81b" officeooo:paragraph-rsid="0032f81b"/>
    </style:style>
    <style:style style:name="P49" style:family="paragraph" style:parent-style-name="Standard">
      <style:text-properties fo:language="en" fo:country="US" officeooo:rsid="00355c94" officeooo:paragraph-rsid="00355c94"/>
    </style:style>
    <style:style style:name="P50" style:family="paragraph" style:parent-style-name="Standard">
      <style:text-properties fo:language="en" fo:country="US" officeooo:rsid="00360f90" officeooo:paragraph-rsid="00360f90"/>
    </style:style>
    <style:style style:name="P51" style:family="paragraph" style:parent-style-name="Standard">
      <style:text-properties fo:language="en" fo:country="US" officeooo:rsid="0037a3d8" officeooo:paragraph-rsid="0037a3d8"/>
    </style:style>
    <style:style style:name="P52" style:family="paragraph" style:parent-style-name="Standard">
      <style:text-properties fo:language="en" fo:country="US" officeooo:rsid="003985e4" officeooo:paragraph-rsid="003985e4"/>
    </style:style>
    <style:style style:name="P53" style:family="paragraph" style:parent-style-name="Standard">
      <style:text-properties fo:language="en" fo:country="US" officeooo:rsid="003b4daa" officeooo:paragraph-rsid="003b4daa"/>
    </style:style>
    <style:style style:name="P54" style:family="paragraph" style:parent-style-name="Standard">
      <style:text-properties fo:language="en" fo:country="US" officeooo:rsid="003f7cd1" officeooo:paragraph-rsid="003f7cd1"/>
    </style:style>
    <style:style style:name="P55" style:family="paragraph" style:parent-style-name="Standard">
      <style:text-properties fo:language="en" fo:country="US" officeooo:rsid="0045a217" officeooo:paragraph-rsid="0045a217"/>
    </style:style>
    <style:style style:name="P56" style:family="paragraph" style:parent-style-name="Standard">
      <style:text-properties fo:language="en" fo:country="US" officeooo:rsid="004a111d" officeooo:paragraph-rsid="004a111d"/>
    </style:style>
    <style:style style:name="P57" style:family="paragraph" style:parent-style-name="Standard">
      <style:text-properties fo:language="en" fo:country="US" officeooo:rsid="004af8bd" officeooo:paragraph-rsid="004af8bd"/>
    </style:style>
    <style:style style:name="P58" style:family="paragraph" style:parent-style-name="Standard">
      <style:text-properties fo:language="en" fo:country="US" officeooo:rsid="004af8bd" officeooo:paragraph-rsid="004fa761"/>
    </style:style>
    <style:style style:name="P59" style:family="paragraph" style:parent-style-name="Standard">
      <style:text-properties fo:language="en" fo:country="US" officeooo:rsid="004b1e44" officeooo:paragraph-rsid="004b1e44"/>
    </style:style>
    <style:style style:name="P60" style:family="paragraph" style:parent-style-name="Standard">
      <style:text-properties fo:language="en" fo:country="US" officeooo:rsid="004d14d7" officeooo:paragraph-rsid="004d14d7"/>
    </style:style>
    <style:style style:name="P61" style:family="paragraph" style:parent-style-name="Standard">
      <style:text-properties fo:language="en" fo:country="US" officeooo:rsid="005501b0" officeooo:paragraph-rsid="005501b0"/>
    </style:style>
    <style:style style:name="P62" style:family="paragraph" style:parent-style-name="Standard">
      <style:paragraph-properties fo:text-align="start" style:justify-single-word="false"/>
      <style:text-properties fo:language="en" fo:country="US" officeooo:rsid="005501b0"/>
    </style:style>
    <style:style style:name="P63" style:family="paragraph" style:parent-style-name="Standard">
      <style:text-properties fo:language="en" fo:country="US" officeooo:rsid="0056edb4" officeooo:paragraph-rsid="0056edb4"/>
    </style:style>
    <style:style style:name="P64" style:family="paragraph" style:parent-style-name="Standard">
      <style:text-properties fo:language="en" fo:country="US" officeooo:rsid="0057186b" officeooo:paragraph-rsid="0057186b"/>
    </style:style>
    <style:style style:name="P65" style:family="paragraph" style:parent-style-name="Standard">
      <style:text-properties fo:language="en" fo:country="US" officeooo:rsid="00590992" officeooo:paragraph-rsid="00590992"/>
    </style:style>
    <style:style style:name="P66" style:family="paragraph" style:parent-style-name="Standard">
      <style:text-properties fo:language="en" fo:country="US" officeooo:rsid="00593f9b" officeooo:paragraph-rsid="00593f9b"/>
    </style:style>
    <style:style style:name="P67" style:family="paragraph" style:parent-style-name="Standard">
      <style:text-properties fo:language="en" fo:country="US" officeooo:rsid="005c278d" officeooo:paragraph-rsid="005c278d"/>
    </style:style>
    <style:style style:name="P68" style:family="paragraph" style:parent-style-name="Standard">
      <style:text-properties fo:language="en" fo:country="US" officeooo:rsid="00611a45" officeooo:paragraph-rsid="00611a45"/>
    </style:style>
    <style:style style:name="P69" style:family="paragraph" style:parent-style-name="Standard">
      <style:text-properties fo:language="en" fo:country="US" officeooo:rsid="0062b581" officeooo:paragraph-rsid="0062b581"/>
    </style:style>
    <style:style style:name="P70" style:family="paragraph" style:parent-style-name="Standard">
      <style:text-properties fo:language="en" fo:country="US" officeooo:rsid="0066608f" officeooo:paragraph-rsid="0066608f"/>
    </style:style>
    <style:style style:name="P71" style:family="paragraph" style:parent-style-name="Standard">
      <style:text-properties fo:language="en" fo:country="US" officeooo:rsid="0066608f" officeooo:paragraph-rsid="00668abf"/>
    </style:style>
    <style:style style:name="P72" style:family="paragraph" style:parent-style-name="Standard">
      <style:text-properties fo:language="en" fo:country="US" officeooo:rsid="00668abf" officeooo:paragraph-rsid="00668abf"/>
    </style:style>
    <style:style style:name="P73" style:family="paragraph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1482"/>
    </style:style>
    <style:style style:name="T3" style:family="text">
      <style:text-properties fo:language="en" fo:country="US" officeooo:rsid="00120d95"/>
    </style:style>
    <style:style style:name="T4" style:family="text">
      <style:text-properties fo:language="en" fo:country="US" officeooo:rsid="00192903"/>
    </style:style>
    <style:style style:name="T5" style:family="text">
      <style:text-properties fo:language="en" fo:country="US" officeooo:rsid="001a0fa7"/>
    </style:style>
    <style:style style:name="T6" style:family="text">
      <style:text-properties fo:language="en" fo:country="US" officeooo:rsid="001c01c3"/>
    </style:style>
    <style:style style:name="T7" style:family="text">
      <style:text-properties fo:language="en" fo:country="US" officeooo:rsid="00248cb5"/>
    </style:style>
    <style:style style:name="T8" style:family="text">
      <style:text-properties fo:language="en" fo:country="US" officeooo:rsid="004365b7"/>
    </style:style>
    <style:style style:name="T9" style:family="text">
      <style:text-properties fo:language="en" fo:country="US" officeooo:rsid="00549db2"/>
    </style:style>
    <style:style style:name="T10" style:family="text">
      <style:text-properties fo:language="en" fo:country="US" officeooo:rsid="005a5819"/>
    </style:style>
    <style:style style:name="T11" style:family="text">
      <style:text-properties fo:language="en" fo:country="US" officeooo:rsid="0063d090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316568"/>
    </style:style>
    <style:style style:name="T14" style:family="text">
      <style:text-properties fo:language="ru" fo:country="RU" officeooo:rsid="0032f81b"/>
    </style:style>
    <style:style style:name="T15" style:family="text">
      <style:text-properties fo:language="ru" fo:country="RU" officeooo:rsid="00347578"/>
    </style:style>
    <style:style style:name="T16" style:family="text">
      <style:text-properties fo:language="ru" fo:country="RU" officeooo:rsid="001da151"/>
    </style:style>
    <style:style style:name="T17" style:family="text">
      <style:text-properties fo:language="ru" fo:country="RU" officeooo:rsid="00373669"/>
    </style:style>
    <style:style style:name="T18" style:family="text">
      <style:text-properties fo:language="ru" fo:country="RU" officeooo:rsid="00598bfb"/>
    </style:style>
    <style:style style:name="T19" style:family="text">
      <style:text-properties fo:language="ru" fo:country="RU" officeooo:rsid="0063d090"/>
    </style:style>
    <style:style style:name="T20" style:family="text">
      <style:text-properties fo:language="ru" fo:country="RU" officeooo:rsid="00668abf"/>
    </style:style>
    <style:style style:name="T21" style:family="text">
      <style:text-properties officeooo:rsid="00120d95"/>
    </style:style>
    <style:style style:name="T22" style:family="text">
      <style:text-properties officeooo:rsid="001a0fa7"/>
    </style:style>
    <style:style style:name="T23" style:family="text">
      <style:text-properties officeooo:rsid="001c01c3"/>
    </style:style>
    <style:style style:name="T24" style:family="text">
      <style:text-properties officeooo:rsid="0023c4e1"/>
    </style:style>
    <style:style style:name="T25" style:family="text">
      <style:text-properties officeooo:rsid="0027400b"/>
    </style:style>
    <style:style style:name="T26" style:family="text">
      <style:text-properties officeooo:rsid="00367a31"/>
    </style:style>
    <style:style style:name="T27" style:family="text">
      <style:text-properties officeooo:rsid="003d0a62"/>
    </style:style>
    <style:style style:name="T28" style:family="text">
      <style:text-properties officeooo:rsid="003dcf37"/>
    </style:style>
    <style:style style:name="T29" style:family="text">
      <style:text-properties fo:color="#2b91af" style:font-name="DejaVu Sans Mono" fo:font-size="9.5pt" fo:language="ru" fo:country="RU" officeooo:rsid="005d16e0" style:font-size-asian="9.5pt"/>
    </style:style>
    <style:style style:name="T30" style:family="text">
      <style:text-properties fo:color="#2b91af" style:font-name="DejaVu Sans Mono" fo:font-size="9.5pt" fo:language="en" fo:country="US" officeooo:rsid="005d16e0" style:font-size-asian="9.5pt"/>
    </style:style>
    <style:style style:name="T31" style:family="text">
      <style:text-properties officeooo:rsid="003f9062"/>
    </style:style>
    <style:style style:name="T32" style:family="text">
      <style:text-properties officeooo:rsid="00513f46"/>
    </style:style>
    <style:style style:name="T33" style:family="text">
      <style:text-properties officeooo:rsid="00549db2"/>
    </style:style>
    <style:style style:name="T34" style:family="text">
      <style:text-properties officeooo:rsid="0056edb4"/>
    </style:style>
    <style:style style:name="T35" style:family="text">
      <style:text-properties officeooo:rsid="00598bfb"/>
    </style:style>
    <style:style style:name="T36" style:family="text">
      <style:text-properties fo:color="#000000" style:font-name="DejaVu Sans Mono" fo:font-size="9.5pt" style:font-size-asian="9.5pt"/>
    </style:style>
    <style:style style:name="T37" style:family="text">
      <style:text-properties fo:color="#000000" style:font-name="DejaVu Sans Mono" fo:font-size="9.5pt" officeooo:rsid="005e5c97" style:font-size-asian="9.5pt"/>
    </style:style>
    <style:style style:name="T38" style:family="text">
      <style:text-properties fo:color="#000000" style:font-name="DejaVu Sans Mono" fo:font-size="9.5pt" fo:language="ru" fo:country="RU" style:font-size-asian="9.5pt"/>
    </style:style>
    <style:style style:name="T39" style:family="text">
      <style:text-properties fo:color="#000000" style:font-name="DejaVu Sans Mono" fo:font-size="9.5pt" fo:language="ru" fo:country="RU" officeooo:rsid="005d16e0" style:font-size-asian="9.5pt"/>
    </style:style>
    <style:style style:name="T40" style:family="text">
      <style:text-properties fo:color="#000000" style:font-name="DejaVu Sans Mono" fo:font-size="9.5pt" fo:language="en" fo:country="US" style:font-size-asian="9.5pt"/>
    </style:style>
    <style:style style:name="T41" style:family="text">
      <style:text-properties fo:color="#000000" style:font-name="DejaVu Sans Mono" fo:font-size="9.5pt" fo:language="en" fo:country="US" officeooo:rsid="005d16e0" style:font-size-asian="9.5pt"/>
    </style:style>
    <style:style style:name="T42" style:family="text">
      <style:text-properties fo:color="#000000" style:font-name="DejaVu Sans Mono" fo:font-size="9.5pt" fo:language="en" fo:country="US" officeooo:rsid="005e5c97" style:font-size-asian="9.5pt"/>
    </style:style>
    <style:style style:name="T43" style:family="text">
      <style:text-properties officeooo:rsid="0063d090"/>
    </style:style>
    <style:style style:name="T44" style:family="text">
      <style:text-properties officeooo:rsid="00668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Быстрый старт автоматизации тестирования <text:span text:style-name="T1">UI </text:span>на <text:span text:style-name="T1">C# + Selenium WebDriver + PageObjects</text:span></text:p>
      <text:p text:style-name="P1"><text:span text:style-name="T1"/></text:p>
      <text:p text:style-name="P2">Статья рассказывает о том, как настроить фреймворк автоматизированного тестирования пользовательского интерфейса на языке <text:span text:style-name="T1">C#, </text:span>вместе с <text:span text:style-name="T1">Selenium WebDriver </text:span>и паттерном <text:span text:style-name="T2">PageObjects. </text:span></text:p>
      <text:p text:style-name="P3"/>
      <text:p text:style-name="P3">Стартовый набор с открытым исходным кодом – SWD.Starter – поможет написать и запустить ваш первый тест в течении 20 минут. Кроме этого, предлагая архитектуру фреймворка автоматизации тестирования, основанную на лучших практиках, и в итоге, которая может быть полностью настроена под ваши задачи. </text:p>
      <text:p text:style-name="P3"/>
      <text:p text:style-name="P60">![WTF Logo](http://habrastorage.org/storage3/a6e/9ac/7d8/a6e9ac7d88770c76b08cb64b7b0951bb.png)</text:p>
      <text:p text:style-name="P3"/>
      <text:p text:style-name="P3"/>
      <text:p text:style-name="P7"><text:span text:style-name="T4">## </text:span>Что такое <text:span text:style-name="T21">SWD.Starter? </text:span></text:p>
      <text:p text:style-name="P4"><text:span text:style-name="T21">SWD.Starter – это стартовый набор для вашего фреймворка автоматизации тестирования. Весь исходный код доступен на </text:span><text:span text:style-name="T5">GitHub: [dzhariy/SWD.Starter](</text:span><text:a xlink:type="simple" xlink:href="https://github.com/dzhariy/SWD.Starter">https://github.com/dzhariy/SWD.Starter</text:a><text:span text:style-name="T5">), </text:span><text:span text:style-name="T22">а лицензия проекта (unlicense), позволяет вам использовать исходный код как угодно, хоть продавать. </text:span></text:p>
      <text:p text:style-name="P4"/>
      <text:p text:style-name="P5"><text:span text:style-name="T21">SWD.Starter – это уже настроенный проект, содержащий весь необходимый инфраструктурный код для старта создания и запуска тестов для пользовательского интерфейса на </text:span><text:span text:style-name="T6">Selenium WebDriver. </text:span></text:p>
      <text:p text:style-name="P5"><text:span text:style-name="T6"/></text:p>
      <text:p text:style-name="P5"><text:span text:style-name="T3">SWD.Starter </text:span><text:span text:style-name="T23">настойчиво рекомендует использование паттерна </text:span><text:span text:style-name="T6">PageObjects. И </text:span><text:span text:style-name="T23">в случае использования этого паттерна, вы действительно сможете писать новый код авто-тестов действительно быстро, при этом, сохраняя красивую архитектуру и читабельность кода. </text:span></text:p>
      <text:p text:style-name="P5"/>
      <text:p text:style-name="P34">## <text:span text:style-name="T12">Структура и настройка проекта</text:span></text:p>
      <text:p text:style-name="P5"/>
      <text:p text:style-name="P36">### <text:span text:style-name="T12">Минимальные требования </text:span></text:p>
      <text:p text:style-name="P36"><text:span text:style-name="T12"/></text:p>
      <text:p text:style-name="P36"><text:span text:style-name="T12">Для запуска проекта, вам будет необходимо следующее программное обеспечение</text:span></text:p>
      <text:p text:style-name="P36"><text:span text:style-name="T12"/></text:p>
      <text:p text:style-name="P36"><text:span text:style-name="T12">1. </text:span>Visual Studio Express 2013 Desktop Edition (<text:span text:style-name="T12">также поддерживается </text:span>VS2010, VS2012)</text:p>
      <text:p text:style-name="P36">2. Git <text:span text:style-name="T12">для выкачки проекта с </text:span>Github</text:p>
      <text:p text:style-name="P37">3. <text:span text:style-name="T12">Дополнительные драйвера браузеров </text:span>Selenium WebDriver, <text:span text:style-name="T12">которые можно </text:span><text:span text:style-name="T24">[</text:span><text:span text:style-name="T12">скачать с официальной страницы проекта</text:span><text:span text:style-name="T24">](</text:span><text:a xlink:type="simple" xlink:href="http://docs.seleniumhq.org/download/"><text:span text:style-name="T24">http://docs.seleniumhq.org/download/</text:span></text:a><text:span text:style-name="T24">)</text:span></text:p>
      <text:p text:style-name="P37"/>
      <text:p text:style-name="P8">Для быстрой и удобной установки ПО, я рекомендую использовать пакетный менеджер для <text:span text:style-name="T1">Windows – [Chocolatey](</text:span><text:a xlink:type="simple" xlink:href="http://chocolatey.org/">http://chocolatey.org</text:a><text:span text:style-name="T1">).</text:span></text:p>
      <text:p text:style-name="P8"><text:span text:style-name="T1"/></text:p>
      <text:p text:style-name="P8">Согласно инструкциям на главной странице, откройте <text:span text:style-name="T1">cmd.exe, </text:span>и в консольном окне, просто выполните следующий код:</text:p>
      <text:p text:style-name="P38">&lt;source lang="dos"&gt;</text:p>
      <text:p text:style-name="P38">@powershell -NoProfile -ExecutionPolicy unrestricted -Command "iex ((new-object net.webclient).DownloadString('https://chocolatey.org/install.ps1'))" &amp;&amp; SET PATH=%PATH%;%systemdrive%\chocolatey\bin</text:p>
      <text:p text:style-name="P38"><text:soft-page-break/>&lt;/source&gt;</text:p>
      <text:p text:style-name="P8"><text:span text:style-name="T1"/></text:p>
      <text:p text:style-name="P35"/>
      <text:p text:style-name="P9">А далее, в том же консольном окне, выполните следующие команды:</text:p>
      <text:p text:style-name="P9"/>
      <text:p text:style-name="P9">* <text:span text:style-name="T7">&lt;source lang="dos"&gt;</text:span>cinst VisualStudioExpress2013WindowsDesktop<text:span text:style-name="T7">&lt;/source</text:span><text:span text:style-name="T1">&gt;</text:span></text:p>
      <text:p text:style-name="P9">* <text:span text:style-name="T7">&lt;source lang="dos"&gt;</text:span>cinst git<text:span text:style-name="T7">&lt;/source</text:span><text:span text:style-name="T1">&gt;</text:span></text:p>
      <text:p text:style-name="P9"><text:span text:style-name="T1">* </text:span><text:span text:style-name="T25">Все готово! (Я надеюсь)</text:span></text:p>
      <text:p text:style-name="P9"/>
      <text:p text:style-name="P9"/>
      <text:p text:style-name="P35"/>
      <text:p text:style-name="P35">### <text:span text:style-name="T12">Инструкции по настройке и первому запуску проекта</text:span></text:p>
      <text:p text:style-name="P35"><text:span text:style-name="T12"/></text:p>
      <text:p text:style-name="P39">TBD</text:p>
      <text:p text:style-name="P5"/>
      <text:p text:style-name="P5"/>
      <text:p text:style-name="P33">## <text:span text:style-name="T12">Что такое </text:span>PageObjects <text:span text:style-name="T12">и почему это настолько важно? </text:span></text:p>
      <text:p text:style-name="P30"><text:span text:style-name="T12"/></text:p>
      <text:p text:style-name="P44"><text:span text:style-name="T12">Если говорить просто, то подход в автоматизированном тестирование, с использованием PageObjects, заключается в том, что вы просто выносите весь код низкоуровневой работы со страницей в отдельные классы. </text:span></text:p>
      <text:p text:style-name="P44"><text:span text:style-name="T12">Теперь, ваши тесты не работают со страницей напрямую, вызывая низкоуровневые методы </text:span>WebDriver, <text:span text:style-name="T12">а используют более высокоуровневые операции, специфичные для каждой страницы. </text:span></text:p>
      <text:p text:style-name="P43"><text:span text:style-name="T12"/></text:p>
      <text:p text:style-name="P45"><text:span text:style-name="T12">Это сокращает количество строк кода в тестах, тем самым делая код более читабельным, понятным и надёжным. </text:span></text:p>
      <text:p text:style-name="P45"><text:span text:style-name="T12">PageObjects – это альтернатива бот-стилю – вызову методов </text:span>WebDriver <text:span text:style-name="T12">из тестов напрямую.</text:span></text:p>
      <text:p text:style-name="P45"><text:span text:style-name="T12"/></text:p>
      <text:p text:style-name="P45"><text:span text:style-name="T12">В самом начале, бот-стиль кажется проще и понятнее чем использование </text:span>PageObjects. <text:span text:style-name="T12">Но, это огромное заблуждение, которое может привести ваш проект автоматизации к краху. </text:span></text:p>
      <text:p text:style-name="P30"><text:span text:style-name="T12"/></text:p>
      <text:p text:style-name="P45"><text:span text:style-name="T12">Со временем, когда количество тестов будет расти, в случае использования бот-стиля, вы будуте тратить все больше и больше времени на их поддержку. В итоге, поддержка фреймворка автоматизации будет экономически не выгодной и руководством проекта будет принято решение вернутся к ручному тестированию. </text:span></text:p>
      <text:p text:style-name="P46"><text:span text:style-name="T12"/></text:p>
      <text:p text:style-name="P46"><text:span text:style-name="T12">Тесты в бот-стиле по</text:span><text:span text:style-name="T13">добны огромной неотсортированной куче книг. </text:span><text:span text:style-name="T14">Когда ваша «куча» состоит всего из 10-ти книг, в ней можно разобраться без особых трудностей. </text:span></text:p>
      <text:p text:style-name="P48"><text:span text:style-name="T14">Н</text:span><text:span text:style-name="T12">о, что вас ждёт, когда количество книг возрастёт до 100? Поверьте, я вам не завидую. Просто потому, что сам через это уже прошёл. <text:s/></text:span></text:p>
      <text:p text:style-name="P50">![Heap of books](http://habrastorage.org/storage3/f95/f9a/fa5/f95f9afa5e26b57bf7dd47e9b552f97e.png)</text:p>
      <text:p text:style-name="P45"><text:span text:style-name="T12"/></text:p>
      <text:p text:style-name="P46"><text:span text:style-name="T12">С другой стороны, при использовании </text:span>PageObjects, <text:span text:style-name="T15">можно разложить все книги по полочкам. В книжных магазинах и на складах, <text:s/>содержится огромное количество книг. Тем не менее, продавцы могут быстро найти то, что вам нужно. </text:span></text:p>
      <text:p text:style-name="P49">PageObject-<text:span text:style-name="T12">класс – это книжная полка, позволяющая удобно организовать код работы с веб-страницей. А популярные языки программирования и </text:span>IDE <text:span text:style-name="T12">предоставляют значительно больше возможностей при использовании объектно-ориентированного программирования. <text:s text:c="2"/></text:span></text:p>
      <text:p text:style-name="P47"><text:soft-page-break/><text:span text:style-name="T12">!</text:span><text:span text:style-name="T26">[Book shelf](</text:span><text:a xlink:type="simple" xlink:href="http://habrastorage.org/storage3/1ef/c76/5d6/1efc765d6006f62c38e496977e0b4ce5.png"><text:span text:style-name="T26">http://habrastorage.org/storage3/1ef/c76/5d6/1efc765d6006f62c38e496977e0b4ce5.png</text:span></text:a><text:span text:style-name="T26">)</text:span></text:p>
      <text:p text:style-name="P47"/>
      <text:p text:style-name="P46"><text:span text:style-name="T12"/></text:p>
      <text:p text:style-name="P41"><text:span text:style-name="T28">### </text:span><text:span text:style-name="T12">Тесты в бот-стиле</text:span></text:p>
      <text:p text:style-name="P41"><text:span text:style-name="T12"/></text:p>
      <text:p text:style-name="P51"><text:span text:style-name="T12">Основное преимущество тестов в бот-стиле то, что вы можете их «записать даже не зная языка программирования», при помощи таких инструментов, как </text:span>Selenium IDE <text:span text:style-name="T12">и </text:span>Selenium Builder. </text:p>
      <text:p text:style-name="P51"><text:span text:style-name="T12"/></text:p>
      <text:p text:style-name="P51"><text:span text:style-name="T12">В результате, может получится нечто такое: <text:s/></text:span></text:p>
      <text:p text:style-name="P41"><text:span text:style-name="T12"/></text:p>
      <text:p text:style-name="P42"><text:span text:style-name="T12">!!!!! </text:span><text:span text:style-name="T17">brittle.cs</text:span></text:p>
      <text:p text:style-name="P41"><text:span text:style-name="T12"/></text:p>
      <text:p text:style-name="P52"><text:span text:style-name="T12">Такой подход может быть оправдан при выполнении одноразовых задач. Например, если ваи необходимо создать 1000 пользователей через интерфейс приложения, достаточно записать создание одного, и с минимальными изменениями поместить код в цикл. </text:span></text:p>
      <text:p text:style-name="P52"><text:span text:style-name="T12"/></text:p>
      <text:p text:style-name="P52"><text:span text:style-name="T12">Такой подход будет губительным, если вы надеетесь на автоматизацию тестирования в долгосрочной перспективе. </text:span></text:p>
      <text:p text:style-name="P52"><text:span text:style-name="T12"/></text:p>
      <text:p text:style-name="P55"><text:span text:style-name="T12">Вот один небольшой пример: </text:span></text:p>
      <text:p text:style-name="P55"><text:span text:style-name="T12"/></text:p>
      <text:p text:style-name="P55"><text:span text:style-name="T12">Допустим, доступ к одной странице продукта осуществляется из 30-ти тестов. В один прекрасный день, программисты принимают решение поменять вёрстку страницы: </text:span></text:p>
      <text:p text:style-name="P55"><text:span text:style-name="T12">Теперь и элементы называются по другому, и «логика кликов» меняется. </text:span></text:p>
      <text:p text:style-name="P55"><text:span text:style-name="T12">В этом случае, вам будет необходимо внести изменение в 30 тестов, вместо того, чтобы сделать это в одном классе. </text:span></text:p>
      <text:p text:style-name="P55"><text:span text:style-name="T12">Как вы думаете, сколько времени эта интереснейшая работа займёт?</text:span></text:p>
      <text:p text:style-name="P41"><text:span text:style-name="T12"/></text:p>
      <text:p text:style-name="P53">![Bot style](http://habrastorage.org/storage3/886/ae7/1e9/886ae71e9852cd75093886bbe85bb8ac.png)</text:p>
      <text:p text:style-name="P41"><text:span text:style-name="T12"/></text:p>
      <text:p text:style-name="P41"><text:span text:style-name="T12"/></text:p>
      <text:p text:style-name="P41"><text:span text:style-name="T28">### </text:span><text:span text:style-name="T12">Тесты с использованием </text:span>PageObject-<text:span text:style-name="T12">класса</text:span></text:p>
      <text:p text:style-name="P54"><text:span text:style-name="T12"/></text:p>
      <text:p text:style-name="P54"><text:span text:style-name="T12">Если просто вынести куски кода и организовать все виде нескольких </text:span>PageObject-<text:span text:style-name="T12">классов, то с кодом теста происходят чудесные превращения: он стает понятным, появляются действия, которые можно переиспользовать в других тестах, вместо того чтобы копи-пастить вызовы </text:span>WebDriver. </text:p>
      <text:p text:style-name="P54"/>
      <text:p text:style-name="P10">Обратите внимание, что код теста стало больше строк... Но, это ведь только за счёт комментариев и пояснений, которые важны для демонстрации в этой статье, но необязательны в вашем реальном коде. </text:p>
      <text:p text:style-name="P10"/>
      <text:p text:style-name="P10">Уберите все комментарии и пустые строки – и код все равно будет читабельным. </text:p>
      <text:p text:style-name="P10"/>
      <text:p text:style-name="P11">!!!! <text:span text:style-name="T31">page-object-test.cs</text:span></text:p>
      <text:p text:style-name="P10"><text:span text:style-name="T8"/></text:p>
      <text:p text:style-name="P31"><text:span text:style-name="T12"/></text:p>
      <text:p text:style-name="P32"><text:span text:style-name="T12">!</text:span><text:span text:style-name="T27">[Page Object](http://habrastorage.org/storage3/7aa/c7a/6f8/7aac7a6f88cf49015adad104210bd5e3.png)</text:span></text:p>
      <text:p text:style-name="P30"><text:span text:style-name="T12"/></text:p>
      <text:p text:style-name="P56"><text:soft-page-break/><text:span text:style-name="T12">Ну что? Хотите создавать тесты, используя </text:span>PageObject?</text:p>
      <text:p text:style-name="P30"><text:span text:style-name="T12"/></text:p>
      <text:p text:style-name="P57"><text:span text:style-name="T16"/></text:p>
      <text:p text:style-name="P57"><text:span text:style-name="T32">## </text:span><text:span text:style-name="T12">Первый </text:span>Smoke-<text:span text:style-name="T12">тест в </text:span>SWD.Starter</text:p>
      <text:p text:style-name="P57"/>
      <text:p text:style-name="P12">Если вы задаётесь вопросом: с чего начать автоматизацию тестирования? То, у меня для вас есть очень простой ответ, который подойдет в 99% случаев. </text:p>
      <text:p text:style-name="P12">Начните со смоук тестов для каждой страницы. </text:p>
      <text:p text:style-name="P12"/>
      <text:p text:style-name="P12">Рецепт: </text:p>
      <text:p text:style-name="P12">1. Взять страницу любого уровня вложенности</text:p>
      <text:p text:style-name="P12">2. Открыть страницу</text:p>
      <text:p text:style-name="P12">3. Проверить, что все важные элементы – присутствуют на странице.</text:p>
      <text:p text:style-name="P12"/>
      <text:p text:style-name="P12"/>
      <text:p text:style-name="P13">И в результате мы получим легковесный тест, который в случае успешного прохода говорит: <text:s/></text:p>
      <text:p text:style-name="P13">1. Что все важные элементы отдельной страницы до сих пор не изменились</text:p>
      <text:p text:style-name="P13">2. То, что наши <text:span text:style-name="T1">PageObject </text:span>классы по прежнему соответствуют актуальной странице</text:p>
      <text:p text:style-name="P13">3. То, что путь из точки А. (главная страница) в точку Б. (любая другая страница) – возможен для конечно пользователя приложения.</text:p>
      <text:p text:style-name="P13">4. <text:span text:style-name="T32">И все это работает в разных браузерах.</text:span></text:p>
      <text:p text:style-name="P13"/>
      <text:p text:style-name="P14">А теперь, давайте напишем первый тест для страницы регистрации нового пользователя в Хабрахабр: </text:p>
      <text:p text:style-name="P58"/>
      <text:p text:style-name="P59">&lt;video&gt;www.youtube.com/watch?v=_se8MGhQrIs&lt;/video&gt;</text:p>
      <text:p text:style-name="P57"/>
      <text:p text:style-name="P15">Я надеюсь, что в ходе просмотра видео, вы заметили несколько интересных вещей. </text:p>
      <text:p text:style-name="P16"/>
      <text:p text:style-name="P16">Например, то, что в проекте уже готова инфраструктура для смоук-тестов <text:span text:style-name="T1">PageObject-</text:span>классов. </text:p>
      <text:p text:style-name="P17">И для того, чтобы добавить тест – необходимо просто его записать, сгенерировать код... и следовать инструкциям в сгенерированном коде. </text:p>
      <text:p text:style-name="P17"/>
      <text:p text:style-name="P18"><text:span text:style-name="T33">А в самом начале, мы видим строку кода: </text:span></text:p>
      <text:p text:style-name="P18"><text:span text:style-name="T33">&lt;source lang="cs"&gt;</text:span></text:p>
      <text:p text:style-name="P18"><text:span text:style-name="T33">[TestMethod]</text:span></text:p>
      <text:p text:style-name="P18"><text:span text:style-name="T33">public void S01_First_Step_Run_WebDriver_with_Firefox()</text:span></text:p>
      <text:p text:style-name="P18"><text:span text:style-name="T33">{</text:span></text:p>
      <text:p text:style-name="P18"><text:span text:style-name="T33"><text:s text:c="4"/></text:span></text:p>
      <text:p text:style-name="P18"><text:span text:style-name="T33"><text:s text:c="4"/>SwdBrowser.Driver.Url = "http://swd-tools.com";</text:span></text:p>
      <text:p text:style-name="P18"/>
      <text:p text:style-name="P18"><text:span text:style-name="T33">}</text:span></text:p>
      <text:p text:style-name="P18"><text:span text:style-name="T33">&lt;/source&gt;</text:span></text:p>
      <text:p text:style-name="P18"/>
      <text:p text:style-name="P18"><text:span text:style-name="T33">которая: открывает браузер, переходит по нужному </text:span><text:span text:style-name="T9">URL... </text:span><text:span text:style-name="T33">и закрывает браузер.</text:span></text:p>
      <text:p text:style-name="P19">Не много ли это для одной строки кода? </text:p>
      <text:p text:style-name="P19">И почему открылся именно <text:span text:style-name="T1">FireFox, </text:span>а что если я хочу <text:span text:style-name="T1">Internet Explorer? </text:span></text:p>
      <text:p text:style-name="P19"><text:span text:style-name="T1"/></text:p>
      <text:p text:style-name="P19">И об этом и многом другом – ниже. </text:p>
      <text:p text:style-name="P61"><text:soft-page-break/><text:span text:style-name="T34">## </text:span><text:span text:style-name="T12">Хорошие практики в автоматизации тестирования</text:span></text:p>
      <text:p text:style-name="P63"><text:span text:style-name="T12"/></text:p>
      <text:p text:style-name="P63"><text:span text:style-name="T12">Вы знаете, опасно называть практики «лучшими», и поэтому, оставим просто «хорошими». </text:span></text:p>
      <text:p text:style-name="P64"><text:span text:style-name="T12">Время от времени, я описываю такие практики в виде небольших заметок, которые иллюстрируют конкретное решение, но, к сожалению, не показывают общей картины. </text:span></text:p>
      <text:p text:style-name="P64"><text:span text:style-name="T12"/></text:p>
      <text:p text:style-name="P20">Для того, чтобы показать, как хорошие практики работают вместе, я и начал работу над <text:span text:style-name="T1">SWD.Starter. </text:span></text:p>
      <text:p text:style-name="P64"><text:span text:style-name="T12"/></text:p>
      <text:p text:style-name="P64"><text:span text:style-name="T12">Вот, например, по статье [Автоматическое создание Браузера и инициализация PageObject](</text:span><text:a xlink:type="simple" xlink:href="http://automated-testing.info/t/zametka-avtomaticheskoe-sozdanie-brauzera-i-iniczializacziya-pageobject/3522?u=dzhariy">http://automated-testing.info/t/zametka-avtomaticheskoe-sozdanie-brauzera-i-iniczializacziya-pageobject/3522?u=dzhariy</text:a><text:span text:style-name="T12">) как раз и был реализован </text:span>SwdBrowser. <text:span text:style-name="T12">А <text:s/>PageObject классы, унаследованные от CorePage – умеют самостоятельно инициализировать веб-элементы. </text:span></text:p>
      <text:p text:style-name="P64"><text:span text:style-name="T12"/></text:p>
      <text:p text:style-name="P65"><text:span text:style-name="T12">А в заметке [WebDriverWait и PageObject](</text:span><text:a xlink:type="simple" xlink:href="http://automated-testing.info/t/zametka-c-webdriverwait-i-pageobject/3531?u=dzhariy">http://automated-testing.info/t/zametka-c-webdriverwait-i-pageobject/3531?u=dzhariy</text:a><text:span text:style-name="T12">), я рассказываю того, что удивительно, но для собственных же </text:span>PageObject-<text:span text:style-name="T12">классов, в библиотеке </text:span>Selenium WebDriver <text:span text:style-name="T12">– нет метода «умного» ожидания элемента, по типу WebDriverWait для обычных элементов. </text:span></text:p>
      <text:p text:style-name="P65"><text:span text:style-name="T12"/></text:p>
      <text:p text:style-name="P66"><text:span text:style-name="T12">Все это уже вошло в </text:span>SWD.Starter. <text:span text:style-name="T12">И если вас интересует решение конкретной проблемы – просто посмотрите код, а я, со временем, сделаю так, чтобы в нем можно было легко разобраться. Уже сейчас, некоторые классы в дастаточной мере документированы, например – [Swd.Core.Configuration.Config Class](</text:span><text:a xlink:type="simple" xlink:href="http://swd-tools.com/swd-starter-api/class_swd_1_1_core_1_1_configuration_1_1_config.html">http://swd-tools.com/swd-starter-api/class_swd_1_1_core_1_1_configuration_1_1_config.html</text:a><text:span text:style-name="T12">). </text:span><text:span text:style-name="T18">А комментарии для некоторых классов есть в коде, просто ещё не мигрировали в </text:span><text:span text:style-name="T35">Doxygen. </text:span></text:p>
      <text:p text:style-name="P66"/>
      <text:p text:style-name="P21"/>
      <text:p text:style-name="P21"><text:span text:style-name="T1">## </text:span>Структура проекта <text:span text:style-name="T1">SWD.Starter</text:span></text:p>
      <text:p text:style-name="P21"><text:span text:style-name="T1"/></text:p>
      <text:p text:style-name="P22"><text:span text:style-name="T1">![Solution](</text:span><text:a xlink:type="simple" xlink:href="http://habrastorage.org/storage3/915/b58/7ca/915b587ca8d0c0e38cebfff8bb34b7d7.png">http://habrastorage.org/storage3/915/b58/7ca/915b587ca8d0c0e38cebfff8bb34b7d7.png</text:a><text:span text:style-name="T1">)</text:span></text:p>
      <text:p text:style-name="P22"><text:span text:style-name="T1"/></text:p>
      <text:p>Ядро <text:span text:style-name="T1">SWD.Starter</text:span> – это <text:span text:style-name="T1">Swd.Core. </text:span>В нем содержатся такие интересные штуки как: </text:p>
      <text:p text:style-name="Standard"><text:span text:style-name="T12">* Класс </text:span>Swd.Core.Configuration →<text:span text:style-name="T1"> Config, </text:span><text:span text:style-name="T12">который читает настройки фреймворка из внешнего файла C</text:span><text:span text:style-name="T1">onfig.config. </text:span><text:span text:style-name="T12">Именно в этом файле можно выбрать запускаемый браузер, а также добавить свои настройки.</text:span></text:p>
      <text:p text:style-name="Standard"><text:span text:style-name="T12">* Класс </text:span><text:span text:style-name="T38">Swd.Core.WebDriver →</text:span><text:span text:style-name="T41"> </text:span><text:span text:style-name="T30">SwdBrowser – </text:span><text:span text:style-name="T29">уже упоминался. Он управляет жизнью браузера. А рядом, в том же пространстве имен, находятся полезные методы и классы, упрощающие работу с браузером.</text:span></text:p>
      <text:p text:style-name="Standard"><text:span text:style-name="T29">* В пространстве имен </text:span><text:span text:style-name="T39">Swd.Core.Pages, живут базовые классы для </text:span><text:span text:style-name="T41">PageObject'</text:span><text:span text:style-name="T39">ов.</text:span></text:p>
      <text:p text:style-name="Standard"><text:span text:style-name="T39"/></text:p>
      <text:p text:style-name="P23"><text:span text:style-name="T41">Swd.Core, </text:span><text:span text:style-name="T36">находится минимум общего кода, который, в дальнейшем, можно расширить в дочерних проектах по тестированию. </text:span></text:p>
      <text:p text:style-name="P23"><text:span text:style-name="T36"/></text:p>
      <text:p text:style-name="P23"><text:span text:style-name="T36">Примером такого проекта является </text:span><text:span text:style-name="T40">DemoProject. </text:span><text:span text:style-name="T36">Тестовый проект состоит из двух основных подпроектов: </text:span></text:p>
      <text:p text:style-name="P23"><text:span text:style-name="T36">* Demo.TestModel – содержит декларации </text:span><text:span text:style-name="T40">PageObject-</text:span><text:span text:style-name="T36">классов, кастомизированные базовые классы, необходимые данные, кусочки логики работы приложения, и другие библиотечные функции, спецыфичные для конкретного проекта.</text:span></text:p>
      <text:p text:style-name="P25"><text:span text:style-name="T36">Обычно, для отдельного проекта должен быть лишь одна библиотека Модели. </text:span></text:p>
      <text:p text:style-name="P25"><text:span text:style-name="T36"/></text:p>
      <text:p text:style-name="P24"><text:span text:style-name="T36">* </text:span><text:span text:style-name="T37">Demo.TestProject – проект, содержащий наборы тестов. Таких тестовых проектов может быть несколько. Вот, например, Demo.Tutorial – это тоже тестовый проект, и он также как </text:span><text:soft-page-break/><text:span text:style-name="T37">Demo.TestProject использует библиотеку Модели.</text:span></text:p>
      <text:p text:style-name="P24"><text:span text:style-name="T37"/></text:p>
      <text:p text:style-name="P24"><text:span text:style-name="T37">* <text:s/>Demo.Tutorial – попытка создания руководства по работе с </text:span><text:span text:style-name="T42">Swd.Starter. </text:span><text:span text:style-name="T37">Пока еще не совсем законченный, но уже сейчас, можно читать файл «Ch_00_Introduction.</text:span><text:span text:style-name="T42">cs</text:span><text:span text:style-name="T37">» и пробовать запускать тесты. </text:span></text:p>
      <text:p text:style-name="P23"><text:span text:style-name="T36"/></text:p>
      <text:p text:style-name="P62"><text:span text:style-name="T29"/></text:p>
      <text:p text:style-name="P67"/>
      <text:p text:style-name="P67">## <text:span text:style-name="T12">Обратная связь, лицензия и сотрудничество</text:span></text:p>
      <text:p text:style-name="P30"><text:span text:style-name="T12"/></text:p>
      <text:p text:style-name="P68"><text:span text:style-name="T12">Лицензия проекта позволяет вам производить любые действия с кодом проекта, которые может ограничить лишь ваша фантазия. (</text:span><text:a xlink:type="simple" xlink:href="http://unlicense.org/">http://unlicense.org/</text:a><text:span text:style-name="T12">)</text:span></text:p>
      <text:p text:style-name="P68"><text:span text:style-name="T12">Код можно видоизменять, использовать в коммерческих целях, выкладывать на торренты и майнить биткоины, если хотите. </text:span></text:p>
      <text:p text:style-name="P68"><text:span text:style-name="T12"/></text:p>
      <text:p text:style-name="P69"><text:span text:style-name="T12">Но, мне бы было очень полезно получить от вас обратную </text:span><text:span text:style-name="T19">связь.</text:span><text:span text:style-name="T12"> Оставить комментарии можно как тут, так и на странице проекта на </text:span>Github. </text:p>
      <text:p text:style-name="P26"/>
      <text:p text:style-name="P26">А лучше всего, если вы отправите реальный чёткий пацанячий <text:span text:style-name="T1">pull-request </text:span><text:span text:style-name="T43">на </text:span><text:span text:style-name="T11">github</text:span><text:span text:style-name="T1">. </text:span></text:p>
      <text:p text:style-name="P26">Но, если это будет огромное изменение с перелапачиванием половины кода, то, неплохо было бы вначале его обсудить.</text:p>
      <text:p text:style-name="P26"/>
      <text:p text:style-name="P26">Над чем можно работать? – Да там поле почти не паханное: </text:p>
      <text:p text:style-name="P26"/>
      <text:p text:style-name="P26">* Документация</text:p>
      <text:p text:style-name="P26">* Туториал</text:p>
      <text:p text:style-name="P26">* Новый полезный код, решающий реальные проблемы</text:p>
      <text:p text:style-name="P26">* <text:span text:style-name="T43">Новые демонстрационные проекты</text:span></text:p>
      <text:p text:style-name="P26">* <text:span text:style-name="T43">Инструкции</text:span></text:p>
      <text:p text:style-name="P26"/>
      <text:p text:style-name="P26"/>
      <text:p text:style-name="P27">И ещё. 28-го февраля 2014 в Киеве, я планирую выступать с докладом на конференции <text:span text:style-name="T1">[Selenium Camp 2014](</text:span><text:a xlink:type="simple" xlink:href="http://habrahabr.ru/events/4126/">http://habrahabr.ru/events/4126/</text:a><text:span text:style-name="T1">). </text:span>Доклад будет посвящён проекту SWD Page Recorder, но и <text:s/>проекту <text:span text:style-name="T10">SWD.Starter </text:span>будет посвящено не мало времени. А после, запись доклада появится в <text:span text:style-name="T1">[</text:span>разделе архива материалов<text:span text:style-name="T1">](http://seleniumcamp.com/archive/)</text:span>, через 3-4 месяца после конференции. </text:p>
      <text:p text:style-name="P28"/>
      <text:p text:style-name="P29">Я буду доступен все два дня, и буду готов пообщаться «в живую» как после моего доклада, так и в течении всего времени конференции. </text:p>
      <text:p text:style-name="P30"><text:span text:style-name="T12"/></text:p>
      <text:p text:style-name="P30"><text:span text:style-name="T12"/></text:p>
      <text:p text:style-name="P70">## <text:span text:style-name="T12">Полезные материалы</text:span></text:p>
      <text:p text:style-name="P70"/>
      <text:p text:style-name="P70">* [SWD Tools](<text:a xlink:type="simple" xlink:href="http://swd-tools.com/">http://swd-tools.com</text:a>) – <text:span text:style-name="T12">страница проектов </text:span>Page Recorder <text:span text:style-name="T12">и </text:span>Starter. <text:span text:style-name="T12">Содержит (или будет содержать) все необходимые ссылки, касательно проектов</text:span></text:p>
      <text:p text:style-name="P70">* [GitHub SWD Starter](<text:a xlink:type="simple" xlink:href="https://github.com/dzhariy/SWD.Starter">https://github.com/dzhariy/SWD.Starter</text:a>)</text:p>
      <text:p text:style-name="P70">* [GitHub SWD Page Recorder](<text:a xlink:type="simple" xlink:href="https://github.com/dzhariy/swd-recorder/">https://github.com/dzhariy/swd-recorder/</text:a>)</text:p>
      <text:p text:style-name="P70"/>
      <text:p text:style-name="P70">* [SWD Page Recorder: Записывает PageObject-классы для Selenium WebDriver](<text:span text:style-name="T12">Обзор </text:span>SWD Page Recorder <text:span text:style-name="T12">на Хабрахабр</text:span>)</text:p>
      <text:p text:style-name="P71"><text:soft-page-break/>* <text:span text:style-name="T44">[Новые статьи и заметки на форуме AT.info](</text:span><text:a xlink:type="simple" xlink:href="http://blog.zhariy.com/2013/12/atinfo.html"><text:span text:style-name="T44">http://blog.zhariy.com/2013/12/atinfo.html</text:span></text:a><text:span text:style-name="T44">) – </text:span><text:span text:style-name="T20">если вам интересны советы по автоматизации тестирования</text:span></text:p>
      <text:p text:style-name="P71"><text:span text:style-name="T20">* [Слайды/Видео к моему докладу на #atdays : За пределами PageObject](http://blog.zhariy.com/2013/02/atdays-pageobject.html)</text:span></text:p>
      <text:p text:style-name="P30"><text:span text:style-name="T12"/></text:p>
      <text:p text:style-name="P40">* [Maintainable Automated UI Tests](<text:a xlink:type="simple" xlink:href="http://net.tutsplus.com/tutorials/maintainable-automated-ui-tests/">http://net.tutsplus.com/tutorials/maintainable-automated-ui-tests/</text:a>) – <text:span text:style-name="T20">отличная статья, с современным взглядом на автоматизацию тестирования</text:span></text:p>
      <text:p text:style-name="P30"><text:span text:style-name="T12"/></text:p>
      <text:p text:style-name="P72"><text:span text:style-name="T12">Успешной вам автоматизации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Helvetica Neue" svg:font-family="'Helvetica Neue', Arial, sans-serif"/>
    <style:font-face style:name="Helvetica" svg:font-family="Helvetica, arial, freesans, clean, sans-serif"/>
    <style:font-face style:name="Mangal1" svg:font-family="Mangal"/>
    <style:font-face style:name="Menlo" svg:font-family="Menlo, Monaco, 'Courier New', monospace"/>
    <style:font-face style:name="andale mono" svg:font-family="'andale mono', 'lucida console', monospace"/>
    <style:font-face style:name="arial" svg:font-family="arial, sans-serif"/>
    <style:font-face style:name="consolas" svg:font-family="consolas, 'andale mono', 'lucida console', monospace"/>
    <style:font-face style:name="normal Verdana" svg:font-family="'normal Verdana', Tahoma, sans-serif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6:15:36.088000000</meta:creation-date>
    <dc:date>2014-01-12T02:39:48.270000000</dc:date>
    <meta:editing-duration>PT10H21M27S</meta:editing-duration>
    <meta:editing-cycles>79</meta:editing-cycles>
    <meta:generator>LibreOffice/4.1.4.2$Windows_x86 LibreOffice_project/0a0440ccc0227ad9829de5f46be37cfb6edcf72</meta:generator>
    <meta:document-statistic meta:table-count="0" meta:image-count="0" meta:object-count="0" meta:page-count="7" meta:paragraph-count="129" meta:word-count="1635" meta:character-count="13420" meta:non-whitespace-character-count="11812"/>
  </office:meta>
</office:document-meta>
</file>